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Leon Rietscher</text:p>
            <text:p text:style-name="P10"/>
            <text:p text:style-name="P10">Human Mining Executive</text:p>
            <text:p text:style-name="Contact_20_info">1234567890 – <text:span text:style-name="T15">maryln@padberg-considine.biz – </text:span><text:span text:style-name="T16">www.my-website.com</text:span></text:p>
            <text:p text:style-name="Contact_20_info"/>
            <text:p text:style-name="P7">Dolor rem voluptates quae illo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051fa3e-8475-43d1-91ad-d54e7567c168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83d9166-c97c-44e5-9ffb-3ab9c1717009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ebd9a7a-a0be-41fa-9a5a-877512bdcf04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Leon Rietsch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